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15.2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24578313253012" calcext:value-type="float">
            <text:p>0.24578313253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2529832935560859]</text:p>
          </table:table-cell>
          <table:table-cell office:value-type="string" calcext:value-type="string">
            <text:p>[3]</text:p>
          </table:table-cell>
          <table:table-cell office:value-type="float" office:value="0.124521584247124" calcext:value-type="float">
            <text:p>0.124521584247124</text:p>
          </table:table-cell>
          <table:table-cell office:value-type="float" office:value="0.242248592069427" calcext:value-type="float">
            <text:p>0.242248592069427</text:p>
          </table:table-cell>
          <table:table-cell office:value-type="float" office:value="0.24578313253012" calcext:value-type="float">
            <text:p>0.24578313253012</text:p>
          </table:table-cell>
          <table:table-cell office:value-type="float" office:value="0.243716532797858" calcext:value-type="float">
            <text:p>0.243716532797858</text:p>
          </table:table-cell>
          <table:table-cell office:value-type="float" office:value="0.24578313253012" calcext:value-type="float">
            <text:p>0.24578313253012</text:p>
          </table:table-cell>
          <table:table-cell office:value-type="float" office:value="0.0121212121212121" calcext:value-type="float">
            <text:p>0.012121212121212</text:p>
          </table:table-cell>
          <table:table-cell office:value-type="float" office:value="0.0363636363636364" calcext:value-type="float">
            <text:p>0.03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32183908045977" calcext:value-type="float">
            <text:p>0.3218390804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29594272076372313]</text:p>
          </table:table-cell>
          <table:table-cell office:value-type="string" calcext:value-type="string">
            <text:p>[4]</text:p>
          </table:table-cell>
          <table:table-cell office:value-type="float" office:value="0.163132278745116" calcext:value-type="float">
            <text:p>0.163132278745116</text:p>
          </table:table-cell>
          <table:table-cell office:value-type="float" office:value="0.321820113045787" calcext:value-type="float">
            <text:p>0.321820113045787</text:p>
          </table:table-cell>
          <table:table-cell office:value-type="float" office:value="0.32183908045977" calcext:value-type="float">
            <text:p>0.32183908045977</text:p>
          </table:table-cell>
          <table:table-cell office:value-type="float" office:value="0.321820113045787" calcext:value-type="float">
            <text:p>0.321820113045787</text:p>
          </table:table-cell>
          <table:table-cell office:value-type="float" office:value="0.32183908045977" calcext:value-type="float">
            <text:p>0.32183908045977</text:p>
          </table:table-cell>
          <table:table-cell office:value-type="float" office:value="0.00888888888888889" calcext:value-type="float">
            <text:p>0.008888888888889</text:p>
          </table:table-cell>
          <table:table-cell office:value-type="float" office:value="0.0266666666666667" calcext:value-type="float">
            <text:p>0.02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334152334152334" calcext:value-type="float">
            <text:p>0.334152334152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3532219570405728]</text:p>
          </table:table-cell>
          <table:table-cell office:value-type="string" calcext:value-type="string">
            <text:p>[9]</text:p>
          </table:table-cell>
          <table:table-cell office:value-type="float" office:value="0.167503255003255" calcext:value-type="float">
            <text:p>0.167503255003255</text:p>
          </table:table-cell>
          <table:table-cell office:value-type="float" office:value="0.327313677313677" calcext:value-type="float">
            <text:p>0.327313677313677</text:p>
          </table:table-cell>
          <table:table-cell table:number-columns-repeated="3" office:value-type="float" office:value="0.334152334152334" calcext:value-type="float">
            <text:p>0.334152334152334</text:p>
          </table:table-cell>
          <table:table-cell office:value-type="float" office:value="0.00854700854700855" calcext:value-type="float">
            <text:p>0.008547008547009</text:p>
          </table:table-cell>
          <table:table-cell office:value-type="float" office:value="0.0256410256410257" calcext:value-type="float">
            <text:p>0.025641025641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71337579617834" calcext:value-type="float">
            <text:p>0.4713375796178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40572792362768495]</text:p>
          </table:table-cell>
          <table:table-cell office:value-type="string" calcext:value-type="string">
            <text:p>[8]</text:p>
          </table:table-cell>
          <table:table-cell office:value-type="float" office:value="0.431197191885171" calcext:value-type="float">
            <text:p>0.431197191885171</text:p>
          </table:table-cell>
          <table:table-cell office:value-type="float" office:value="0.31414760360529" calcext:value-type="float">
            <text:p>0.31414760360529</text:p>
          </table:table-cell>
          <table:table-cell office:value-type="float" office:value="0.469344608879493" calcext:value-type="float">
            <text:p>0.469344608879493</text:p>
          </table:table-cell>
          <table:table-cell office:value-type="float" office:value="0.470673256038387" calcext:value-type="float">
            <text:p>0.470673256038387</text:p>
          </table:table-cell>
          <table:table-cell office:value-type="float" office:value="0.471337579617834" calcext:value-type="float">
            <text:p>0.471337579617834</text:p>
          </table:table-cell>
          <table:table-cell office:value-type="float" office:value="0.469462733953452" calcext:value-type="float">
            <text:p>0.469462733953452</text:p>
          </table:table-cell>
          <table:table-cell office:value-type="float" office:value="0.471337579617834" calcext:value-type="float">
            <text:p>0.471337579617834</text:p>
          </table:table-cell>
          <table:table-cell office:value-type="float" office:value="0.470505173943554" calcext:value-type="float">
            <text:p>0.470505173943554</text:p>
          </table:table-cell>
          <table:table-cell office:value-type="float" office:value="0.471337579617834" calcext:value-type="float">
            <text:p>0.471337579617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4510739856801909]</text:p>
          </table:table-cell>
          <table:table-cell office:value-type="string" calcext:value-type="string">
            <text:p>[9]</text:p>
          </table:table-cell>
          <table:table-cell office:value-type="float" office:value="0.531492236944592" calcext:value-type="float">
            <text:p>0.531492236944592</text:p>
          </table:table-cell>
          <table:table-cell office:value-type="float" office:value="0.530372674474611" calcext:value-type="float">
            <text:p>0.530372674474611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0.531801674292047" calcext:value-type="float">
            <text:p>0.531801674292047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0.531801674292047" calcext:value-type="float">
            <text:p>0.531801674292047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0.531992924719666" calcext:value-type="float">
            <text:p>0.531992924719666</text:p>
          </table:table-cell>
          <table:table-cell office:value-type="float" office:value="0.532520325203252" calcext:value-type="float">
            <text:p>0.532520325203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0526315789473684" calcext:value-type="float">
            <text:p>0.052631578947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9140811455847256]</text:p>
          </table:table-cell>
          <table:table-cell office:value-type="string" calcext:value-type="string">
            <text:p>[36]</text:p>
          </table:table-cell>
          <table:table-cell office:value-type="float" office:value="0.0131578947368421" calcext:value-type="float">
            <text:p>0.013157894736842</text:p>
          </table:table-cell>
          <table:table-cell table:number-columns-repeated="2" office:value-type="float" office:value="0.0526315789473684" calcext:value-type="float">
            <text:p>0.0526315789473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86373165618449" calcext:value-type="float">
            <text:p>0.4863731656184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4152744630071599]</text:p>
          </table:table-cell>
          <table:table-cell office:value-type="string" calcext:value-type="string">
            <text:p>[9]</text:p>
          </table:table-cell>
          <table:table-cell office:value-type="float" office:value="0.446736768401473" calcext:value-type="float">
            <text:p>0.446736768401473</text:p>
          </table:table-cell>
          <table:table-cell office:value-type="float" office:value="0.485178598532036" calcext:value-type="float">
            <text:p>0.485178598532036</text:p>
          </table:table-cell>
          <table:table-cell office:value-type="float" office:value="0.48559670781893" calcext:value-type="float">
            <text:p>0.48559670781893</text:p>
          </table:table-cell>
          <table:table-cell office:value-type="float" office:value="0.485855527085436" calcext:value-type="float">
            <text:p>0.485855527085436</text:p>
          </table:table-cell>
          <table:table-cell office:value-type="float" office:value="0.486373165618449" calcext:value-type="float">
            <text:p>0.486373165618449</text:p>
          </table:table-cell>
          <table:table-cell office:value-type="float" office:value="0.329539782369971" calcext:value-type="float">
            <text:p>0.329539782369971</text:p>
          </table:table-cell>
          <table:table-cell table:number-columns-repeated="3" office:value-type="float" office:value="0.486373165618449" calcext:value-type="float">
            <text:p>0.486373165618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517453798767967" calcext:value-type="float">
            <text:p>0.5174537987679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4391408114558473]</text:p>
          </table:table-cell>
          <table:table-cell office:value-type="string" calcext:value-type="string">
            <text:p>[9]</text:p>
          </table:table-cell>
          <table:table-cell office:value-type="float" office:value="0.432023027831194" calcext:value-type="float">
            <text:p>0.432023027831194</text:p>
          </table:table-cell>
          <table:table-cell office:value-type="float" office:value="0.349129920742279" calcext:value-type="float">
            <text:p>0.349129920742279</text:p>
          </table:table-cell>
          <table:table-cell office:value-type="float" office:value="0.517453798767967" calcext:value-type="float">
            <text:p>0.517453798767967</text:p>
          </table:table-cell>
          <table:table-cell office:value-type="float" office:value="0.516748340282939" calcext:value-type="float">
            <text:p>0.516748340282939</text:p>
          </table:table-cell>
          <table:table-cell office:value-type="float" office:value="0.517453798767967" calcext:value-type="float">
            <text:p>0.517453798767967</text:p>
          </table:table-cell>
          <table:table-cell office:value-type="float" office:value="0.346084818041493" calcext:value-type="float">
            <text:p>0.346084818041493</text:p>
          </table:table-cell>
          <table:table-cell table:number-columns-repeated="3" office:value-type="float" office:value="0.516129032258065" calcext:value-type="float">
            <text:p>0.516129032258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508695652173913" calcext:value-type="float">
            <text:p>0.508695652173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4606205250596659]</text:p>
          </table:table-cell>
          <table:table-cell office:value-type="string" calcext:value-type="string">
            <text:p>[13]</text:p>
          </table:table-cell>
          <table:table-cell office:value-type="float" office:value="0.504489251542504" calcext:value-type="float">
            <text:p>0.504489251542504</text:p>
          </table:table-cell>
          <table:table-cell office:value-type="float" office:value="0.50137044955816" calcext:value-type="float">
            <text:p>0.50137044955816</text:p>
          </table:table-cell>
          <table:table-cell office:value-type="float" office:value="0.502074688796681" calcext:value-type="float">
            <text:p>0.502074688796681</text:p>
          </table:table-cell>
          <table:table-cell table:number-columns-repeated="2" office:value-type="float" office:value="0.508695652173913" calcext:value-type="float">
            <text:p>0.508695652173913</text:p>
          </table:table-cell>
          <table:table-cell office:value-type="float" office:value="0.499195252264031" calcext:value-type="float">
            <text:p>0.499195252264031</text:p>
          </table:table-cell>
          <table:table-cell table:number-columns-repeated="3" office:value-type="float" office:value="0.508695652173913" calcext:value-type="float">
            <text:p>0.508695652173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6470588235294" calcext:value-type="float">
            <text:p>0.576470588235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44868735083532]</text:p>
          </table:table-cell>
          <table:table-cell office:value-type="string" calcext:value-type="string">
            <text:p>[9]</text:p>
          </table:table-cell>
          <table:table-cell office:value-type="float" office:value="0.572164501326938" calcext:value-type="float">
            <text:p>0.572164501326938</text:p>
          </table:table-cell>
          <table:table-cell office:value-type="float" office:value="0.567571355686567" calcext:value-type="float">
            <text:p>0.567571355686567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75914775358962" calcext:value-type="float">
            <text:p>0.575914775358962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69257098903261" calcext:value-type="float">
            <text:p>0.569257098903261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75914775358963" calcext:value-type="float">
            <text:p>0.575914775358963</text:p>
          </table:table-cell>
          <table:table-cell office:value-type="float" office:value="0.576470588235294" calcext:value-type="float">
            <text:p>0.576470588235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5202863961813843]</text:p>
          </table:table-cell>
          <table:table-cell office:value-type="string" calcext:value-type="string">
            <text:p>[8]</text:p>
          </table:table-cell>
          <table:table-cell office:value-type="float" office:value="0.613334961296308" calcext:value-type="float">
            <text:p>0.613334961296308</text:p>
          </table:table-cell>
          <table:table-cell office:value-type="float" office:value="0.615187002491899" calcext:value-type="float">
            <text:p>0.615187002491899</text:p>
          </table:table-cell>
          <table:table-cell table:number-columns-repeated="3" office:value-type="float" office:value="0.615678776290631" calcext:value-type="float">
            <text:p>0.615678776290631</text:p>
          </table:table-cell>
          <table:table-cell office:value-type="float" office:value="0.606795290112073" calcext:value-type="float">
            <text:p>0.606795290112073</text:p>
          </table:table-cell>
          <table:table-cell office:value-type="float" office:value="0.611320754716981" calcext:value-type="float">
            <text:p>0.611320754716981</text:p>
          </table:table-cell>
          <table:table-cell table:number-columns-repeated="2" office:value-type="float" office:value="0.615678776290631" calcext:value-type="float">
            <text:p>0.615678776290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84795321637427" calcext:value-type="float">
            <text:p>0.584795321637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916467780429594]</text:p>
          </table:table-cell>
          <table:table-cell office:value-type="string" calcext:value-type="string">
            <text:p>[9]</text:p>
          </table:table-cell>
          <table:table-cell office:value-type="float" office:value="0.582132093510599" calcext:value-type="float">
            <text:p>0.582132093510599</text:p>
          </table:table-cell>
          <table:table-cell office:value-type="float" office:value="0.578710189076409" calcext:value-type="float">
            <text:p>0.578710189076409</text:p>
          </table:table-cell>
          <table:table-cell table:number-columns-repeated="3" office:value-type="float" office:value="0.584795321637427" calcext:value-type="float">
            <text:p>0.584795321637427</text:p>
          </table:table-cell>
          <table:table-cell office:value-type="float" office:value="0.581569571980531" calcext:value-type="float">
            <text:p>0.581569571980531</text:p>
          </table:table-cell>
          <table:table-cell office:value-type="float" office:value="0.583170254403131" calcext:value-type="float">
            <text:p>0.583170254403131</text:p>
          </table:table-cell>
          <table:table-cell office:value-type="float" office:value="0.583453291348028" calcext:value-type="float">
            <text:p>0.583453291348028</text:p>
          </table:table-cell>
          <table:table-cell office:value-type="float" office:value="0.584795321637427" calcext:value-type="float">
            <text:p>0.584795321637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93775933609958" calcext:value-type="float">
            <text:p>0.4937759336099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76610978520287]</text:p>
          </table:table-cell>
          <table:table-cell office:value-type="string" calcext:value-type="string">
            <text:p>[9]</text:p>
          </table:table-cell>
          <table:table-cell office:value-type="float" office:value="0.491970058244913" calcext:value-type="float">
            <text:p>0.491970058244913</text:p>
          </table:table-cell>
          <table:table-cell office:value-type="float" office:value="0.491218816351514" calcext:value-type="float">
            <text:p>0.491218816351514</text:p>
          </table:table-cell>
          <table:table-cell table:number-columns-repeated="3" office:value-type="float" office:value="0.493775933609958" calcext:value-type="float">
            <text:p>0.493775933609958</text:p>
          </table:table-cell>
          <table:table-cell office:value-type="float" office:value="0.492080048762965" calcext:value-type="float">
            <text:p>0.492080048762965</text:p>
          </table:table-cell>
          <table:table-cell office:value-type="float" office:value="0.493775933609958" calcext:value-type="float">
            <text:p>0.493775933609958</text:p>
          </table:table-cell>
          <table:table-cell office:value-type="float" office:value="0.490805434255216" calcext:value-type="float">
            <text:p>0.490805434255216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555555555555556" calcext:value-type="float">
            <text:p>0.5555555555555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653937947494034]</text:p>
          </table:table-cell>
          <table:table-cell office:value-type="string" calcext:value-type="string">
            <text:p>[10]</text:p>
          </table:table-cell>
          <table:table-cell office:value-type="float" office:value="0.462946944299121" calcext:value-type="float">
            <text:p>0.462946944299121</text:p>
          </table:table-cell>
          <table:table-cell office:value-type="float" office:value="0.1907744665195" calcext:value-type="float">
            <text:p>0.1907744665195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0.554323403638472" calcext:value-type="float">
            <text:p>0.554323403638472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724583148886" calcext:value-type="float">
            <text:p>0.551724583148886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4965323889627" calcext:value-type="float">
            <text:p>0.554965323889627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83193277310924" calcext:value-type="float">
            <text:p>0.4831932773109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28878281622912]</text:p>
          </table:table-cell>
          <table:table-cell office:value-type="string" calcext:value-type="string">
            <text:p>[9]</text:p>
          </table:table-cell>
          <table:table-cell office:value-type="float" office:value="0.480956291823392" calcext:value-type="float">
            <text:p>0.480956291823392</text:p>
          </table:table-cell>
          <table:table-cell office:value-type="float" office:value="0.480839769229351" calcext:value-type="float">
            <text:p>0.480839769229351</text:p>
          </table:table-cell>
          <table:table-cell office:value-type="float" office:value="0.481171548117155" calcext:value-type="float">
            <text:p>0.481171548117155</text:p>
          </table:table-cell>
          <table:table-cell table:number-columns-repeated="2" office:value-type="float" office:value="0.483193277310924" calcext:value-type="float">
            <text:p>0.483193277310924</text:p>
          </table:table-cell>
          <table:table-cell office:value-type="float" office:value="0.477512436675889" calcext:value-type="float">
            <text:p>0.477512436675889</text:p>
          </table:table-cell>
          <table:table-cell office:value-type="float" office:value="0.483193277310924" calcext:value-type="float">
            <text:p>0.483193277310924</text:p>
          </table:table-cell>
          <table:table-cell office:value-type="float" office:value="0.482279684077401" calcext:value-type="float">
            <text:p>0.482279684077401</text:p>
          </table:table-cell>
          <table:table-cell office:value-type="float" office:value="0.483193277310924" calcext:value-type="float">
            <text:p>0.483193277310924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45201707334072" calcext:value-type="float">
            <text:p>0.4520170733407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0526315789473684" calcext:value-type="float">
            <text:p>0.052631578947369</text:p>
          </table:table-cell>
          <table:table-cell table:number-columns-repeated="5"/>
          <table:table-cell table:formula="of:=AVERAGE([.I2:.I16])" office:value-type="float" office:value="0.40118388932257" calcext:value-type="float">
            <text:p>0.40118388932257</text:p>
          </table:table-cell>
          <table:table-cell table:formula="of:=AVERAGE([.J2:.J16])" office:value-type="float" office:value="0.403234320509592" calcext:value-type="float">
            <text:p>0.403234320509592</text:p>
          </table:table-cell>
          <table:table-cell table:formula="of:=AVERAGE([.K2:.K16])" office:value-type="float" office:value="0.450608117118648" calcext:value-type="float">
            <text:p>0.450608117118648</text:p>
          </table:table-cell>
          <table:table-cell table:formula="of:=AVERAGE([.L2:.L16])" office:value-type="float" office:value="0.448076327847672" calcext:value-type="float">
            <text:p>0.448076327847672</text:p>
          </table:table-cell>
          <table:table-cell table:formula="of:=AVERAGE([.M2:.M16])" office:value-type="float" office:value="0.448508301410895" calcext:value-type="float">
            <text:p>0.448508301410895</text:p>
          </table:table-cell>
          <table:table-cell table:formula="of:=AVERAGE([.N2:.N16])" office:value-type="float" office:value="0.365638693337447" calcext:value-type="float">
            <text:p>0.365638693337447</text:p>
          </table:table-cell>
          <table:table-cell table:formula="of:=AVERAGE([.O2:.O16])" office:value-type="float" office:value="0.393814229824979" calcext:value-type="float">
            <text:p>0.393814229824979</text:p>
          </table:table-cell>
          <table:table-cell table:formula="of:=AVERAGE([.P2:.P16])" office:value-type="float" office:value="0.387786215595567" calcext:value-type="float">
            <text:p>0.387786215595567</text:p>
          </table:table-cell>
          <table:table-cell table:formula="of:=AVERAGE([.Q2:.Q16])" office:value-type="float" office:value="0.388161062704534" calcext:value-type="float">
            <text:p>0.388161062704534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615678776290631" calcext:value-type="float">
            <text:p>0.61567877629063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51598226051799" calcext:value-type="float">
            <text:p>0.15159822605179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6T10:14:21.266540250</dc:date>
    <meta:editing-duration>PT1M46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